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 Fiche descriptive</text:p>
      <text:p text:style-name="Standard">2. Diagramme du contexte</text:p>
      <text:p text:style-name="Standard">3. Diagrammes des cas d’utilisation</text:p>
      <text:list xml:id="list7087383628122365529" text:style-name="L1">
        <text:list-item>
          <text:list>
            <text:list-item>
              <text:p text:style-name="P1">Diagramme du cas d’utilisation général</text:p>
            </text:list-item>
            <text:list-item>
              <text:p text:style-name="P1">Description des cas d’utilisation et diagrammes de séquences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ne jabri</meta:initial-creator>
    <meta:creation-date>2018-05-14T15:13:01</meta:creation-date>
    <meta:generator>OpenOffice/4.1.2$Unix OpenOffice.org_project/412m3$Build-9782</meta:generator>
    <meta:document-statistic meta:table-count="0" meta:image-count="0" meta:object-count="0" meta:page-count="1" meta:paragraph-count="5" meta:word-count="27" meta:character-count="186"/>
    <dc:date>2018-05-14T15:14:59</dc:date>
    <dc:creator>amine jabri</dc:creator>
    <meta:editing-duration>PT1M58S</meta:editing-duration>
    <meta:editing-cycles>1</meta:editing-cycles>
  </office:meta>
</office:document-meta>
</file>